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d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qasdas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1:04:35.852966370</meta:creation-date>
    <dc:date>2020-02-14T01:05:00.279219822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0.7.3$Linux_X86_64 LibreOffice_project/00m0$Build-3</meta:generator>
  </office:meta>
</office:document-meta>
</file>